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loext:graphic-properties draw:fill-gradient-name="gradient" draw:fill-hatch-name="hatch"/>
      <style:paragraph-properties fo:line-height="150%" fo:text-align="center" style:justify-single-word="false"/>
      <style:text-properties fo:font-size="16pt" officeooo:paragraph-rsid="0008ebe8" style:font-size-asian="16pt" style:font-size-complex="16pt"/>
    </style:style>
    <style:style style:name="P2" style:family="paragraph" style:parent-style-name="Standard">
      <loext:graphic-properties draw:fill-gradient-name="gradient" draw:fill-hatch-name="hatch"/>
      <style:paragraph-properties fo:line-height="150%"/>
      <style:text-properties fo:font-size="16pt" officeooo:paragraph-rsid="0008ebe8" style:font-size-asian="16pt" style:font-size-complex="16pt"/>
    </style:style>
    <style:style style:name="T1" style:family="text">
      <style:text-properties style:font-name="Times New Roman" fo:font-size="14pt" style:font-size-asian="14pt" style:font-name-complex="Times New Roman1" style:font-size-complex="14pt"/>
    </style:style>
    <style:style style:name="T2" style:family="text">
      <style:text-properties style:font-name="Times New Roman" fo:font-size="14pt" fo:language="en" fo:country="US" fo:font-style="italic" style:text-underline-style="solid" style:text-underline-width="auto" style:text-underline-color="font-color" fo:font-weight="bold" style:font-size-asian="14pt" style:font-style-asian="italic" style:font-weight-asian="bold" style:font-name-complex="Times New Roman1" style:font-size-complex="14pt"/>
    </style:style>
    <style:style style:name="T3" style:family="text">
      <style:text-properties style:font-name="Times New Roman" fo:font-size="14pt" fo:font-style="italic" style:text-underline-style="solid" style:text-underline-width="auto" style:text-underline-color="font-color" fo:font-weight="bold" style:font-size-asian="14pt" style:font-style-asian="italic" style:font-weight-asian="bold" style:font-name-complex="Times New Roman1" style:font-size-complex="14pt"/>
    </style:style>
    <style:style style:name="T4" style:family="text">
      <style:text-properties style:font-name="Times New Roman" fo:language="en" fo:country="US" fo:font-style="italic" style:text-underline-style="solid" style:text-underline-width="auto" style:text-underline-color="font-color" fo:font-weight="bold" style:font-style-asian="italic" style:font-weight-asian="bold" style:font-name-complex="Times New Roman1"/>
    </style:style>
    <style:style style:name="T5" style:family="text">
      <style:text-properties style:font-name="Times New Roman" fo:font-style="italic" style:text-underline-style="solid" style:text-underline-width="auto" style:text-underline-color="font-color" fo:font-weight="bold" style:font-style-asian="italic" style:font-weight-asian="bold" style:font-name-complex="Times New Roman1"/>
    </style:style>
    <style:style style:name="T6" style:family="text">
      <style:text-properties style:font-name="Times New Roman" style:font-name-complex="Times New Roman1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pan text:style-name="T4">XII</text:span><text:span text:style-name="T5">I</text:span></text:p>
      <text:p text:style-name="P2"><text:span text:style-name="T6">Павел взглянул в глаза отцу и тут же отвел взгляд. Жгучая боль окутала его сердце.</text:span></text:p>
      <text:p text:style-name="P2"><text:span text:style-name="T6">–Что ты здесь делаешь, Паша?</text:span></text:p>
      <text:p text:style-name="P2"><text:span text:style-name="T6">–Я прилетел на семинар. Меня пригласили, – сухо ответил тот.</text:span></text:p>
      <text:p text:style-name="P2"><text:span text:style-name="T6">–Давно я тебя не видел. Ты сильно повзрослел. </text:span></text:p>
      <text:p text:style-name="P2"><text:span text:style-name="T6">–Ты тоже изменился, – с усмешкой сказал Павел.</text:span></text:p>
      <text:p text:style-name="P2"><text:span text:style-name="T6">–Раз ты приехал, значит тебе что-то нужно, я правильно понимаю?</text:span></text:p>
      <text:p text:style-name="P2"><text:span text:style-name="T6">–Откуда ты знаешь Дашу и почему согласился помочь?</text:span></text:p>
      <text:p text:style-name="P2"><text:span text:style-name="T6">–Я хорошо знал ее брата. Мы с ним много путешествовали и вели много исследований в медицине. Дмитрий уникальный человек, и я очень уважаю его. Мы с ним были заняты исследованием и стояли на пороге открытия в медицине, кода он уехал в свою последнюю экспедицию. После этого я больше не слышал его голоса. </text:span></text:p>
      <text:p text:style-name="P2"><text:span text:style-name="T6">–Но как ты понял, что это именно он, когда Даша к тебе обратилась. Ведь тебя тысячи таких, как она просят о помощи. </text:span></text:p>
      <text:p text:style-name="P2"><text:span text:style-name="T6">–Знаю. И я сначала даже не собирался слушать ее, но потом она показала то, что рассеяло все мои сомнения. Когда Дмитрия нашли, он был еще в сознании. Он передал сестре это, – Даниил Алексеевич достал из стола скальпель, на котором была нанесена мелким шрифтом надпись: «DA/LAB».</text:span></text:p>
      <text:p text:style-name="P2"><text:span text:style-name="T6">–Скальпель? Ты серьезно?</text:span></text:p>
      <text:p text:style-name="P2"><text:span text:style-name="T6">–Таких было всего два. Один у меня, другой у него, только у него другая гравировка. Про это не знал никто. Поэтому я и поверил ей. Как оказалось, это и в правду была его сестра. Дмитрия доставили ко </text:span><text:soft-page-break/><text:span text:style-name="T6">мне в глубокой коме. Сейчас ему нужна срочная операция. – Алехин опустил голову.</text:span></text:p>
      <text:p text:style-name="P2"><text:span text:style-name="T6">–Ты же не хочешь сказать, что…</text:span></text:p>
      <text:p text:style-name="P2"><text:span text:style-name="T6">–Она самая, Павел. Она самая</text:span></text:p>
      <text:p text:style-name="P2"><text:span text:style-name="T6">–Но отец! Это невозможно! О таких операциях не может идти и речи! Один раз ты уже не спас ее… – Павел резко вскочил с кресла.</text:span></text:p>
      <text:p text:style-name="P2"><text:span text:style-name="T6">–Как ты не понимаешь? Его можно спасти! </text:span></text:p>
      <text:p text:style-name="P2"><text:span text:style-name="T6">–Это ты не понимаешь! Такие операции невозможны и недопустимы! Пусть уж лучше он умрет своей смертью, чем от ножа. Подумай, отец!</text:span></text:p>
      <text:p text:style-name="P2"><text:span text:style-name="T6">–Павел, я не сказал тебе, на пороге какого открытия мы стояли?</text:span></text:p>
      <text:p text:style-name="P2"><text:span text:style-name="T6">–Я не хочу больше слушать тебя! И если тебе, хоть как-то дорог я или у тебя есть какие-то чувства, откажись от этой операции! Пожалей Дашу, в конце концов! – крикнул Павел и удалился, хлопнув дверью. 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ystem" style:font-pitch="variable"/>
    <style:font-face style:name="Lucida Sans1" svg:font-family="'Lucida Sans'" style:font-family-generic="swiss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/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fo:language="zxx" fo:country="none" style:font-size-asian="12pt" style:language-asian="zxx" style:country-asian="none" style:font-name-complex="Lucida Sans1" style:font-family-complex="'Lucida Sans'" style:font-family-generic-complex="swiss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2-05-15T19:21:02.922000000</meta:creation-date>
    <dc:date>2022-05-15T19:21:24.946000000</dc:date>
    <meta:editing-duration>PT22S</meta:editing-duration>
    <meta:editing-cycles>1</meta:editing-cycles>
    <meta:document-statistic meta:table-count="0" meta:image-count="0" meta:object-count="0" meta:page-count="2" meta:paragraph-count="20" meta:word-count="342" meta:character-count="1994" meta:non-whitespace-character-count="1661"/>
    <meta:generator>LibreOffice/7.2.2.2$Windows_X86_64 LibreOffice_project/02b2acce88a210515b4a5bb2e46cbfb63fe97d56</meta:generator>
  </office:meta>
</office:document-meta>
</file>